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input name="txtUsername" id="txtUsername" type="text"&gt;</text:p>
      <text:p text:style-name="Standard">&lt;input name="txtPassword" id="txtPassword" autocomplete="off" type="password"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3:58:48.393810945</meta:creation-date>
    <dc:date>2021-09-20T19:31:38.002377829</dc:date>
    <meta:editing-duration>PT5H13M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9" meta:character-count="133" meta:non-whitespace-character-count="126"/>
  </office:meta>
</office:document-meta>
</file>